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3a8e" officeooo:paragraph-rsid="00003a8e"/>
    </style:style>
    <style:style style:name="P2" style:family="paragraph" style:parent-style-name="Table_20_Contents">
      <style:text-properties officeooo:rsid="00003a8e" officeooo:paragraph-rsid="00003a8e"/>
    </style:style>
    <style:style style:name="P3" style:family="paragraph" style:parent-style-name="Standard">
      <style:text-properties officeooo:rsid="00003a8e" officeooo:paragraph-rsid="00003a8e"/>
    </style:style>
    <style:style style:name="P4" style:family="paragraph" style:parent-style-name="Standard">
      <style:paragraph-properties fo:break-before="page"/>
      <style:text-properties officeooo:rsid="00003a8e" officeooo:paragraph-rsid="00003a8e"/>
    </style:style>
    <style:style style:name="P5" style:family="paragraph" style:parent-style-name="Frame_20_contents">
      <style:text-properties officeooo:rsid="00028977" officeooo:paragraph-rsid="00028977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baseline"/>
    </style:style>
    <style:style style:name="fr3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Wert Wert Wert" text:name="ANY_VALUE"/>
        <text:user-field-decl office:value-type="string" office:string-value="FormatHint 1" text:name="STANDARD_FORMAT_HINT_1"/>
        <text:user-field-decl office:value-type="string" office:string-value="FormatHint 2" text:name="STANDARD_FORMAT_HINT_2"/>
        <text:user-field-decl office:value-type="string" office:string-value="FormatHint 3" text:name="STANDARD_FORMAT_HINT_3"/>
      </text:user-field-decls>
      <draw:frame draw:style-name="fr3" draw:name="Frame3" text:anchor-type="page" text:anchor-page-number="2" svg:x="25.06mm" svg:y="47.18mm" svg:width="82.41mm" draw:z-index="2">
        <draw:text-box fo:min-height="0mm">
          <text:p text:style-name="P5">Frame – Page Anchor - <text:user-field-get text:name="STANDARD_FORMAT_HINT_3">FormatHint 3</text:user-field-get></text:p>
        </draw:text-box>
      </draw:frame>
      <text:p text:style-name="P1">TEST VON StandardFormatHint.*</text:p>
      <text:p text:style-name="P1"/>
      <text:p text:style-name="P1">Dieser Absatz bleibt bestehen und hier „<text:user-field-get text:name="ANY_VALUE">Wert Wert Wert</text:user-field-get>“ wird ein normaler Wert eingesetzt.<text:user-field-get text:name="STANDARD_FORMAT_HINT_1">FormatHint 1</text:user-field-get></text:p>
      <text:p text:style-name="P1"/>
      <text:p text:style-name="P1">Auch in diesem Absatz wird hier „<text:user-field-get text:name="ANY_VALUE">Wert Wert Wert</text:user-field-get>“ ein Wert eingesetzt, aber der Absatz wird „versteckt“.<text:user-field-get text:name="STANDARD_FORMAT_HINT_2">FormatHint 2</text:user-field-get></text:p>
      <text:p text:style-name="P1"/>
      <text:p text:style-name="P1">Nun ja, dieser Absatz wird trotz Ersetzung hier „<text:user-field-get text:name="ANY_VALUE">Wert Wert Wert</text:user-field-get>“ verschwinden und aus dem Dokument gelöscht.<text:user-field-get text:name="STANDARD_FORMAT_HINT_3">FormatHint 3</text:user-field-get></text:p>
      <text:p text:style-name="P1"/>
      <text:p text:style-name="P1">Das ganze nun auch in einer Tabell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bsatz bleibt</text:p>
          </table:table-cell>
          <table:table-cell table:style-name="Table1.B1" office:value-type="string">
            <text:p text:style-name="P2">Absatz Wert „<text:user-field-get text:name="ANY_VALUE">Wert Wert Wert</text:user-field-get>“ Absatz Absatz<text:user-field-get text:name="STANDARD_FORMAT_HINT_1">FormatHint 1</text:user-field-get></text:p>
          </table:table-cell>
        </table:table-row>
        <table:table-row>
          <table:table-cell table:style-name="Table1.A2" office:value-type="string">
            <text:p text:style-name="P2">Absatz wird „versteckt“</text:p>
          </table:table-cell>
          <table:table-cell table:style-name="Table1.B2" office:value-type="string">
            <text:p text:style-name="P2">Absatz Wert „<text:user-field-get text:name="ANY_VALUE">Wert Wert Wert</text:user-field-get>“ Absatz Absatz<text:user-field-get text:name="STANDARD_FORMAT_HINT_2">FormatHint 2</text:user-field-get></text:p>
          </table:table-cell>
        </table:table-row>
        <table:table-row>
          <table:table-cell table:style-name="Table1.A2" office:value-type="string">
            <text:p text:style-name="P2">Absatz wird entfernt</text:p>
          </table:table-cell>
          <table:table-cell table:style-name="Table1.B2" office:value-type="string">
            <text:p text:style-name="P2">Absatz Wert „<text:user-field-get text:name="ANY_VALUE">Wert Wert Wert</text:user-field-get>“ Absatz Absatz<text:user-field-get text:name="STANDARD_FORMAT_HINT_3">FormatHint 3</text:user-field-get></text:p>
          </table:table-cell>
        </table:table-row>
      </table:table>
      <text:p text:style-name="P1"/>
      <text:p text:style-name="P1">Jetzt machen wir zuerst die Formatierung und dann die Ersetzung:</text:p>
      <text:p text:style-name="P1"/>
      <text:p text:style-name="P1"><text:user-field-get text:name="STANDARD_FORMAT_HINT_1">FormatHint 1</text:user-field-get>Dieser Absatz bleibt bestehen und hier „<text:user-field-get text:name="ANY_VALUE">Wert Wert Wert</text:user-field-get>“ wird ein normaler Wert eingesetzt.</text:p>
      <text:p text:style-name="P1"/>
      <text:p text:style-name="P1"><text:user-field-get text:name="STANDARD_FORMAT_HINT_2">FormatHint 2</text:user-field-get>Auch in diesem Absatz wird hier „<text:user-field-get text:name="ANY_VALUE">Wert Wert Wert</text:user-field-get>“ ein Wert eingesetzt, aber der Absatz wird „versteckt“.</text:p>
      <text:p text:style-name="P1"/>
      <text:p text:style-name="P1"><text:user-field-get text:name="STANDARD_FORMAT_HINT_3">FormatHint 3</text:user-field-get>Nun ja, dieser Absatz wird trotz Ersetzung hier „<text:user-field-get text:name="ANY_VALUE">Wert Wert Wert</text:user-field-get>“ verschwinden und aus dem Dokument gelöscht.</text:p>
      <text:p text:style-name="P1"/>
      <text:p text:style-name="P1">Das ganze nun auch in einer Tabell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Absatz bleibt</text:p>
          </table:table-cell>
          <table:table-cell table:style-name="Table2.B1" office:value-type="string">
            <text:p text:style-name="P2"><text:user-field-get text:name="STANDARD_FORMAT_HINT_1">FormatHint 1</text:user-field-get>Absatz Wert „<text:user-field-get text:name="ANY_VALUE">Wert Wert Wert</text:user-field-get>“ Absatz Absatz</text:p>
          </table:table-cell>
        </table:table-row>
        <table:table-row>
          <table:table-cell table:style-name="Table2.A2" office:value-type="string">
            <text:p text:style-name="P2">Absatz wird „versteckt“</text:p>
          </table:table-cell>
          <table:table-cell table:style-name="Table2.B2" office:value-type="string">
            <text:p text:style-name="P2"><text:user-field-get text:name="STANDARD_FORMAT_HINT_2">FormatHint 2</text:user-field-get>Absatz Wert „<text:user-field-get text:name="ANY_VALUE">Wert Wert Wert</text:user-field-get>“ Absatz Absatz</text:p>
          </table:table-cell>
        </table:table-row>
        <table:table-row>
          <table:table-cell table:style-name="Table2.A2" office:value-type="string">
            <text:p text:style-name="P2">Absatz wird entfernt</text:p>
          </table:table-cell>
          <table:table-cell table:style-name="Table2.B2" office:value-type="string">
            <text:p text:style-name="P2"><text:user-field-get text:name="STANDARD_FORMAT_HINT_3">FormatHint 3</text:user-field-get>Absatz Wert „<text:user-field-get text:name="ANY_VALUE">Wert Wert Wert</text:user-field-get>“ Absatz Absatz</text:p>
          </table:table-cell>
        </table:table-row>
      </table:table>
      <text:p text:style-name="P1"/>
      <text:p text:style-name="P4"><draw:frame draw:style-name="fr1" draw:name="Frame1" text:anchor-type="paragraph" svg:x="5.49mm" svg:y="2.01mm" svg:width="96.73mm" draw:z-index="0"><draw:text-box fo:min-height="0mm"><text:p text:style-name="P5">Interactive Frame – Paragraph Anchor - <text:user-field-get text:name="STANDARD_FORMAT_HINT_1">FormatHint 1</text:user-field-get></text:p></draw:text-box></draw:frame></text:p>
      <text:p text:style-name="P1"/>
      <text:p text:style-name="P1"/>
      <text:p text:style-name="P1"><draw:frame draw:style-name="fr2" draw:name="Frame2" text:anchor-type="as-char" svg:width="86.4mm" svg:height="6.9mm" draw:z-index="1"><draw:text-box><text:p text:style-name="P5">Frame – As Character Anchorn - <text:user-field-get text:name="STANDARD_FORMAT_HINT_2">FormatHint 2</text:user-field-get></text:p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.5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Arial" fo:font-size="10.5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Microsoft Sans Serif" fo:font-family="'Microsoft Sans Serif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Microsoft Sans Serif" fo:font-family="'Microsoft Sans Serif'" style:font-family-generic="swiss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Microsoft Sans Serif" fo:font-family="'Microsoft Sans Serif'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5:14:51.724000000</meta:creation-date>
    <dc:date>2019-07-06T14:40:08.946000000</dc:date>
    <meta:editing-duration>PT1H7M52S</meta:editing-duration>
    <meta:editing-cycles>2</meta:editing-cycles>
    <meta:generator>LibreOffice/6.2.4.2$Windows_X86_64 LibreOffice_project/2412653d852ce75f65fbfa83fb7e7b669a126d64</meta:generator>
    <meta:document-statistic meta:table-count="2" meta:image-count="0" meta:object-count="0" meta:page-count="2" meta:paragraph-count="26" meta:word-count="213" meta:character-count="1403" meta:non-whitespace-character-count="1212"/>
  </office:meta>
</office:document-meta>
</file>